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4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23ff23"/>
    </style:style>
    <style:style style:name="ce15" style:family="table-cell" style:parent-style-name="Default">
      <style:table-cell-properties fo:background-color="#00808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ackground-color="#008080"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006b6b" style:text-align-source="fix" style:repeat-content="false"/>
      <style:paragraph-properties fo:text-align="center" fo:margin-left="0in"/>
      <style:text-properties style:use-window-font-color="true"/>
    </style:style>
    <style:style style:name="ce21" style:family="table-cell" style:parent-style-name="Default">
      <style:table-cell-properties fo:background-color="#198a8a"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use-window-font-color="true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ff3333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ce2"/>
        <table:table-column table:style-name="co3" table:number-columns-repeated="2" table:default-cell-style-name="ce2"/>
        <table:table-column table:style-name="co1" table:number-columns-repeated="4" table:default-cell-style-name="ce2"/>
        <table:table-column table:style-name="co1" table:number-columns-repeated="1002" table:default-cell-style-name="Default"/>
        <table:table-row table:style-name="ro1">
          <table:table-cell table:style-name="ce1" table:number-columns-repeated="5"/>
          <table:table-cell table:number-columns-repeated="17"/>
          <table:table-cell table:style-name="ce1" table:number-columns-repeated="1002"/>
        </table:table-row>
        <table:table-row table:style-name="ro2">
          <table:table-cell table:style-name="ce1"/>
          <table:table-cell table:style-name="ce1" office:value-type="string">
            <text:p>Max rank function of Wmax and h/r <text:s/>for r fixed</text:p>
          </table:table-cell>
          <table:table-cell table:style-name="ce1" table:number-columns-repeated="3"/>
          <table:table-cell table:number-columns-repeated="5"/>
          <table:table-cell table:style-name="ce7"/>
          <table:table-cell table:style-name="ce1" office:value-type="string">
            <text:p>Rank = Wmax * h/r+1</text:p>
          </table:table-cell>
          <table:table-cell table:number-columns-repeated="10"/>
          <table:table-cell table:style-name="ce1" table:number-columns-repeated="2"/>
          <table:table-cell table:style-name="ce26"/>
          <table:table-cell table:style-name="ce1" table:number-columns-repeated="999"/>
        </table:table-row>
        <table:table-row table:style-name="ro3">
          <table:table-cell table:style-name="ce1" table:number-columns-repeated="5"/>
          <table:table-cell table:number-columns-repeated="5"/>
          <table:table-cell table:style-name="ce15"/>
          <table:table-cell table:style-name="ce1" office:value-type="string">
            <text:p>Rank = p</text:p>
          </table:table-cell>
          <table:table-cell table:number-columns-repeated="10"/>
          <table:table-cell table:style-name="ce1" table:number-columns-repeated="1002"/>
        </table:table-row>
        <table:table-row table:style-name="ro3">
          <table:table-cell office:value-type="string">
            <text:p>r = 2</text:p>
          </table:table-cell>
          <table:table-cell table:style-name="Default"/>
          <table:table-cell office:value-type="string">
            <text:p>h/r</text:p>
          </table:table-cell>
          <table:table-cell table:number-columns-repeated="12"/>
          <table:table-cell table:style-name="ce1"/>
          <table:table-cell table:style-name="ce3" office:value-type="string">
            <text:p>v_w</text:p>
          </table:table-cell>
          <table:table-cell table:style-name="ce1"/>
          <table:table-cell table:number-columns-repeated="1006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17" office:value-type="float" office:value="16">
            <text:p>16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2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number-columns-repeated="10" office:value-type="float" office:value="3">
            <text:p>3</text:p>
          </table:table-cell>
          <table:table-cell table:number-columns-repeated="2"/>
          <table:table-cell table:style-name="ce4" table:formula="of:=([.$B6]+2)*([.$B6]+1)/2" office:value-type="float" office:value="3">
            <text:p>3</text:p>
          </table:table-cell>
          <table:table-cell table:number-columns-repeated="6"/>
          <table:table-cell office:value-type="string">
            <text:p>Example</text:p>
          </table:table-cell>
          <table:table-cell table:number-columns-repeated="1000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8"/>
          <table:table-cell table:style-name="ce11" office:value-type="float" office:value="5">
            <text:p>5</text:p>
          </table:table-cell>
          <table:table-cell table:number-columns-repeated="10" office:value-type="float" office:value="6">
            <text:p>6</text:p>
          </table:table-cell>
          <table:table-cell table:number-columns-repeated="2"/>
          <table:table-cell table:style-name="ce4" table:formula="of:=([.$B7]+2)*([.$B7]+1)/2" office:value-type="float" office:value="6">
            <text:p>6</text:p>
          </table:table-cell>
          <table:table-cell table:number-columns-repeated="7"/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997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8" table:number-columns-repeated="2"/>
          <table:table-cell table:style-name="ce12" office:value-type="float" office:value="9">
            <text:p>9</text:p>
          </table:table-cell>
          <table:table-cell table:number-columns-repeated="9" office:value-type="float" office:value="10">
            <text:p>10</text:p>
          </table:table-cell>
          <table:table-cell table:number-columns-repeated="2"/>
          <table:table-cell table:style-name="ce4" table:formula="of:=([.$B8]+2)*([.$B8]+1)/2" office:value-type="float" office:value="10">
            <text:p>10</text:p>
          </table:table-cell>
          <table:table-cell table:number-columns-repeated="7"/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gpr</text:p>
          </table:table-cell>
          <table:table-cell table:number-columns-repeated="993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8" table:number-columns-repeated="2"/>
          <table:table-cell table:style-name="ce12" office:value-type="float" office:value="12">
            <text:p>12</text:p>
          </table:table-cell>
          <table:table-cell table:style-name="ce12" office:value-type="float" office:value="14">
            <text:p>14</text:p>
          </table:table-cell>
          <table:table-cell table:number-columns-repeated="8" office:value-type="float" office:value="15">
            <text:p>15</text:p>
          </table:table-cell>
          <table:table-cell table:number-columns-repeated="2"/>
          <table:table-cell table:style-name="ce4" table:formula="of:=([.$B9]+2)*([.$B9]+1)/2" office:value-type="float" office:value="15">
            <text:p>15</text:p>
          </table:table-cell>
          <table:table-cell table:number-columns-repeated="6"/>
          <table:table-cell office:value-type="string">
            <text:p>Vaudenay</text:p>
          </table:table-cell>
          <table:table-cell office:value-type="string">
            <text:p>53^9</text:p>
          </table:table-cell>
          <table:table-cell table:formula="of:=53^9" office:value-type="float" office:value="3.29976359180213E+015">
            <text:p>3299763591802130</text:p>
          </table:table-cell>
          <table:table-cell table:style-name="ce27"/>
          <table:table-cell table:number-columns-repeated="2"/>
          <table:table-cell office:value-type="string">
            <text:p>X+2</text:p>
          </table:table-cell>
          <table:table-cell office:value-type="string">
            <text:p>2*X^26 + 20*X^25 + 38*X^24 + 32*X^23 + 15*X^22 + 28*X^21 + 39*X^20 + 26*X^19 + 39*X^18 + 36*X^17 + 21*X^16 + 40*X^15 + 38*X^14 + 40*X^13 + 51*X^12 + 32*X^11 + 50*X^10 + 51*X^9 + 2*X^8 + 48*X^7 + 17*X^6 + 24*X^5 + 31*X^4 + 42*X^3 + 6*X^2 + 46*X + 16</text:p>
          </table:table-cell>
          <table:table-cell table:number-columns-repeated="993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8" table:number-columns-repeated="2"/>
          <table:table-cell table:style-name="ce12" office:value-type="float" office:value="15">
            <text:p>15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20">
            <text:p>20</text:p>
          </table:table-cell>
          <table:table-cell table:number-columns-repeated="7" office:value-type="float" office:value="21">
            <text:p>21</text:p>
          </table:table-cell>
          <table:table-cell table:number-columns-repeated="2"/>
          <table:table-cell table:style-name="ce4" table:formula="of:=([.$B10]+2)*([.$B10]+1)/2" office:value-type="float" office:value="21">
            <text:p>21</text:p>
          </table:table-cell>
          <table:table-cell table:number-columns-repeated="6"/>
          <table:table-cell office:value-type="string">
            <text:p>Us</text:p>
          </table:table-cell>
          <table:table-cell office:value-type="string">
            <text:p>53^3</text:p>
          </table:table-cell>
          <table:table-cell table:formula="of:=53^3" office:value-type="float" office:value="148877">
            <text:p>148877</text:p>
          </table:table-cell>
          <table:table-cell office:value-type="string">
            <text:p>Can be attacked</text:p>
          </table:table-cell>
          <table:table-cell table:number-columns-repeated="2"/>
          <table:table-cell office:value-type="string">
            <text:p>P</text:p>
          </table:table-cell>
          <table:table-cell office:value-type="string">
            <text:p>X^27 + X^26 + X^25 + 6*X^24 + 15*X^23 + 13*X^22 + 40*X^21 + 34*X^20 + 10*X^19 + 3*X^17 + 34*X^16 + 40*X^15 + 49*X^14 + 42*X^13 + 20*X^12 + 6*X^11 + X^10 + 48*X^9 + 35*X^8 + 41*X^7 + 27*X^6 + 12*X^5 + 34*X^4 + 38*X^3 + 47*X^2 + 19*X + 1</text:p>
          </table:table-cell>
          <table:table-cell table:number-columns-repeated="993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8" table:number-columns-repeated="2"/>
          <table:table-cell table:style-name="ce12" office:value-type="float" office:value="18">
            <text:p>18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7">
            <text:p>27</text:p>
          </table:table-cell>
          <table:table-cell table:number-columns-repeated="6" office:value-type="float" office:value="28">
            <text:p>28</text:p>
          </table:table-cell>
          <table:table-cell table:number-columns-repeated="2"/>
          <table:table-cell table:style-name="ce4" table:formula="of:=([.$B11]+2)*([.$B11]+1)/2" office:value-type="float" office:value="28">
            <text:p>28</text:p>
          </table:table-cell>
          <table:table-cell table:number-columns-repeated="12"/>
          <table:table-cell office:value-type="string">
            <text:p>u chosen</text:p>
          </table:table-cell>
          <table:table-cell office:value-type="string">
            <text:p>0,1,2,p+1,3,p+2,2*p+1,4,p+3,3*p+1,2*p+2,2*p^2+p+1,5,4*p+1,3*p+2,p^2+p+3</text:p>
          </table:table-cell>
          <table:table-cell table:number-columns-repeated="993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8" table:number-columns-repeated="2"/>
          <table:table-cell table:style-name="ce13"/>
          <table:table-cell table:style-name="ce12" office:value-type="float" office:value="26">
            <text:p>26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35">
            <text:p>35</text:p>
          </table:table-cell>
          <table:table-cell table:number-columns-repeated="5" office:value-type="float" office:value="36">
            <text:p>36</text:p>
          </table:table-cell>
          <table:table-cell table:number-columns-repeated="2"/>
          <table:table-cell table:style-name="ce4" table:formula="of:=([.$B12]+2)*([.$B12]+1)/2" office:value-type="float" office:value="36">
            <text:p>36</text:p>
          </table:table-cell>
          <table:table-cell table:number-columns-repeated="12"/>
          <table:table-cell office:value-type="string">
            <text:p>rank</text:p>
          </table:table-cell>
          <table:table-cell office:value-type="float" office:value="46">
            <text:p>46</text:p>
          </table:table-cell>
          <table:table-cell table:number-columns-repeated="993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8" table:number-columns-repeated="2"/>
          <table:table-cell table:style-name="ce13" table:number-columns-repeated="2"/>
          <table:table-cell table:style-name="ce12" office:value-type="float" office:value="35">
            <text:p>3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44">
            <text:p>44</text:p>
          </table:table-cell>
          <table:table-cell table:number-columns-repeated="4" office:value-type="float" office:value="45">
            <text:p>45</text:p>
          </table:table-cell>
          <table:table-cell table:number-columns-repeated="2"/>
          <table:table-cell table:style-name="ce4" table:formula="of:=([.$B13]+2)*([.$B13]+1)/2" office:value-type="float" office:value="45">
            <text:p>45</text:p>
          </table:table-cell>
          <table:table-cell table:number-columns-repeated="7"/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997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8" table:number-columns-repeated="2"/>
          <table:table-cell table:style-name="ce13" table:number-columns-repeated="3"/>
          <table:table-cell table:style-name="ce12" office:value-type="float" office:value="45">
            <text:p>45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54">
            <text:p>54</text:p>
          </table:table-cell>
          <table:table-cell table:number-columns-repeated="3" office:value-type="float" office:value="55">
            <text:p>55</text:p>
          </table:table-cell>
          <table:table-cell table:number-columns-repeated="2"/>
          <table:table-cell table:style-name="ce4" table:formula="of:=([.$B14]+2)*([.$B14]+1)/2" office:value-type="float" office:value="55">
            <text:p>55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table:number-columns-repeated="997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8" table:number-columns-repeated="2"/>
          <table:table-cell table:style-name="ce13" table:number-columns-repeated="4"/>
          <table:table-cell table:style-name="ce12" office:value-type="float" office:value="56">
            <text:p>56</text:p>
          </table:table-cell>
          <table:table-cell table:style-name="ce12" office:value-type="float" office:value="60">
            <text:p>60</text:p>
          </table:table-cell>
          <table:table-cell table:style-name="ce16" office:value-type="float" office:value="63">
            <text:p>63</text:p>
          </table:table-cell>
          <table:table-cell table:style-name="ce1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2"/>
          <table:table-cell table:style-name="ce4" table:formula="of:=([.$B15]+2)*([.$B15]+1)/2" office:value-type="float" office:value="66">
            <text:p>66</text:p>
          </table:table-cell>
          <table:table-cell table:number-columns-repeated="6"/>
          <table:table-cell office:value-type="string">
            <text:p>Vaudenay</text:p>
          </table:table-cell>
          <table:table-cell office:value-type="string">
            <text:p>53^8</text:p>
          </table:table-cell>
          <table:table-cell table:formula="of:=53^8" office:value-type="float" office:value="62259690411361">
            <text:p>62259690411361</text:p>
          </table:table-cell>
          <table:table-cell table:style-name="ce27"/>
          <table:table-cell table:number-columns-repeated="997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8" table:number-columns-repeated="2"/>
          <table:table-cell table:style-name="ce13" table:number-columns-repeated="5"/>
          <table:table-cell table:style-name="ce12" office:value-type="float" office:value="68">
            <text:p>68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75">
            <text:p>75</text:p>
          </table:table-cell>
          <table:table-cell table:number-columns-repeated="2" office:value-type="float" office:value="78">
            <text:p>78</text:p>
          </table:table-cell>
          <table:table-cell table:number-columns-repeated="2"/>
          <table:table-cell table:style-name="ce4" table:formula="of:=([.$B16]+2)*([.$B16]+1)/2" office:value-type="float" office:value="78">
            <text:p>78</text:p>
          </table:table-cell>
          <table:table-cell table:number-columns-repeated="6"/>
          <table:table-cell office:value-type="string">
            <text:p>Us</text:p>
          </table:table-cell>
          <table:table-cell office:value-type="string">
            <text:p>53^4</text:p>
          </table:table-cell>
          <table:table-cell table:formula="of:=53^4" office:value-type="float" office:value="7890481">
            <text:p>7890481</text:p>
          </table:table-cell>
          <table:table-cell office:value-type="string">
            <text:p>Can be attacked</text:p>
          </table:table-cell>
          <table:table-cell table:number-columns-repeated="997"/>
        </table:table-row>
        <table:table-row table:style-name="ro3">
          <table:table-cell table:style-name="ce2"/>
          <table:table-cell table:style-name="ce4" office:value-type="float" office:value="12">
            <text:p>12</text:p>
          </table:table-cell>
          <table:table-cell table:style-name="ce8" table:number-columns-repeated="2"/>
          <table:table-cell table:style-name="ce13" table:number-columns-repeated="6"/>
          <table:table-cell table:style-name="ce16" office:value-type="float" office:value="81">
            <text:p>81</text:p>
          </table:table-cell>
          <table:table-cell table:style-name="ce16" office:value-type="float" office:value="85">
            <text:p>85</text:p>
          </table:table-cell>
          <table:table-cell table:style-name="ce12"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2"/>
          <table:table-cell table:style-name="ce4" table:formula="of:=([.$B17]+2)*([.$B17]+1)/2" office:value-type="float" office:value="91">
            <text:p>91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3">
            <text:p>13</text:p>
          </table:table-cell>
          <table:table-cell table:style-name="ce8" table:number-columns-repeated="2"/>
          <table:table-cell table:style-name="ce13" table:number-columns-repeated="7"/>
          <table:table-cell table:style-name="ce16" office:value-type="float" office:value="95">
            <text:p>95</text:p>
          </table:table-cell>
          <table:table-cell table:style-name="ce16" office:value-type="float" office:value="102">
            <text:p>102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4" table:formula="of:=([.$B18]+2)*([.$B18]+1)/2" office:value-type="float" office:value="105">
            <text:p>105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4">
            <text:p>14</text:p>
          </table:table-cell>
          <table:table-cell table:style-name="ce8" table:number-columns-repeated="2"/>
          <table:table-cell table:style-name="ce13" table:number-columns-repeated="8"/>
          <table:table-cell table:style-name="ce16" office:value-type="float" office:value="114">
            <text:p>114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ce4" table:formula="of:=([.$B19]+2)*([.$B19]+1)/2" office:value-type="float" office:value="120">
            <text:p>120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5">
            <text:p>15</text:p>
          </table:table-cell>
          <table:table-cell table:style-name="ce8" table:number-columns-repeated="2"/>
          <table:table-cell table:style-name="ce13" table:number-columns-repeated="8"/>
          <table:table-cell table:style-name="ce16" office:value-type="float" office:value="126">
            <text:p>126</text:p>
          </table:table-cell>
          <table:table-cell office:value-type="float" office:value="135">
            <text:p>135</text:p>
          </table:table-cell>
          <table:table-cell table:number-columns-repeated="2"/>
          <table:table-cell table:style-name="ce4" table:formula="of:=([.$B20]+2)*([.$B20]+1)/2" office:value-type="float" office:value="136">
            <text:p>136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5" office:value-type="float" office:value="16">
            <text:p>16</text:p>
          </table:table-cell>
          <table:table-cell table:style-name="ce8" table:number-columns-repeated="2"/>
          <table:table-cell table:style-name="ce13" table:number-columns-repeated="9"/>
          <table:table-cell table:style-name="ce12" office:value-type="float" office:value="152">
            <text:p>152</text:p>
          </table:table-cell>
          <table:table-cell table:number-columns-repeated="2"/>
          <table:table-cell table:style-name="ce5" table:formula="of:=([.$B21]+2)*([.$B21]+1)/2" office:value-type="float" office:value="153">
            <text:p>153</text:p>
          </table:table-cell>
          <table:table-cell table:number-columns-repeated="5"/>
          <table:table-cell table:style-name="ce2" table:number-columns-repeated="1002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3">
          <table:table-cell office:value-type="string">
            <text:p>r = 3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7"/>
          <table:table-cell table:style-name="ce3" office:value-type="string">
            <text:p>v_w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7" office:value-type="float" office:value="30">
            <text:p>30</text:p>
          </table:table-cell>
          <table:table-cell/>
          <table:table-cell table:style-name="ce24"/>
          <table:table-cell table:number-columns-repeated="1002"/>
        </table:table-row>
        <table:table-row table:style-name="ro2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15" office:value-type="float" office:value="4">
            <text:p>4</text:p>
          </table:table-cell>
          <table:table-cell/>
          <table:table-cell table:style-name="ce4" table:formula="of:=([.B26]+1)*([.B26]+2)*([.B26]+3)/6" office:value-type="float" office:value="4">
            <text:p>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11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number-columns-repeated="14" office:value-type="float" office:value="10">
            <text:p>10</text:p>
          </table:table-cell>
          <table:table-cell/>
          <table:table-cell table:style-name="ce4" table:formula="of:=([.B27]+1)*([.B27]+2)*([.B27]+3)/6" office:value-type="float" office:value="10">
            <text:p>1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7" office:value-type="float" office:value="10">
            <text:p>1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9">
            <text:p>19</text:p>
          </table:table-cell>
          <table:table-cell table:number-columns-repeated="12" office:value-type="float" office:value="20">
            <text:p>20</text:p>
          </table:table-cell>
          <table:table-cell/>
          <table:table-cell table:style-name="ce4" table:formula="of:=([.B28]+1)*([.B28]+2)*([.B28]+3)/6" office:value-type="float" office:value="20">
            <text:p>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9" table:number-columns-repeated="2"/>
          <table:table-cell table:style-name="ce14"/>
          <table:table-cell table:style-name="ce7" office:value-type="float" office:value="17">
            <text:p>17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3">
            <text:p>33</text:p>
          </table:table-cell>
          <table:table-cell table:number-columns-repeated="10" office:value-type="float" office:value="35">
            <text:p>35</text:p>
          </table:table-cell>
          <table:table-cell/>
          <table:table-cell table:style-name="ce4" table:formula="of:=([.B29]+1)*([.B29]+2)*([.B29]+3)/6" office:value-type="float" office:value="35">
            <text:p>3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7" office:value-type="float" office:value="26">
            <text:p>26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46">
            <text:p>46</text:p>
          </table:table-cell>
          <table:table-cell table:style-name="ce7" table:formula="of:=1+[.$B30]*[.L$25]" office:value-type="float" office:value="51">
            <text:p>51</text:p>
          </table:table-cell>
          <table:table-cell table:style-name="ce7" office:value-type="float" office:value="56">
            <text:p>56</text:p>
          </table:table-cell>
          <table:table-cell table:number-columns-repeated="7" office:value-type="float" office:value="56">
            <text:p>56</text:p>
          </table:table-cell>
          <table:table-cell/>
          <table:table-cell table:style-name="ce4" table:formula="of:=([.B30]+1)*([.B30]+2)*([.B30]+3)/6" office:value-type="float" office:value="56">
            <text:p>5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7" office:value-type="float" office:value="37">
            <text:p>37</text:p>
          </table:table-cell>
          <table:table-cell table:style-name="ce7" office:value-type="float" office:value="43">
            <text:p>43</text:p>
          </table:table-cell>
          <table:table-cell table:style-name="ce7" table:formula="of:=1+[.$B31]*[.J$25]" office:value-type="float" office:value="49">
            <text:p>49</text:p>
          </table:table-cell>
          <table:table-cell table:style-name="ce7" table:formula="of:=1+[.$B31]*[.K$25]" office:value-type="float" office:value="55">
            <text:p>55</text:p>
          </table:table-cell>
          <table:table-cell table:style-name="ce7" table:formula="of:=1+[.$B31]*[.L$25]" office:value-type="float" office:value="61">
            <text:p>61</text:p>
          </table:table-cell>
          <table:table-cell table:style-name="ce7" table:formula="of:=1+[.$B31]*[.M$25]" office:value-type="float" office:value="67">
            <text:p>67</text:p>
          </table:table-cell>
          <table:table-cell table:style-name="ce7" table:formula="of:=1+[.$B31]*[.N$25]" office:value-type="float" office:value="73">
            <text:p>73</text:p>
          </table:table-cell>
          <table:table-cell table:style-name="ce7" table:formula="of:=1+[.$B31]*[.O$25]" office:value-type="float" office:value="79">
            <text:p>79</text:p>
          </table:table-cell>
          <table:table-cell table:number-columns-repeated="5" office:value-type="float" office:value="84">
            <text:p>84</text:p>
          </table:table-cell>
          <table:table-cell/>
          <table:table-cell table:style-name="ce4" table:formula="of:=([.B31]+1)*([.B31]+2)*([.B31]+3)/6" office:value-type="float" office:value="84">
            <text:p>8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4"/>
          <table:table-cell table:style-name="ce9" table:number-columns-repeated="3"/>
          <table:table-cell table:style-name="ce7" office:value-type="float" office:value="50">
            <text:p>50</text:p>
          </table:table-cell>
          <table:table-cell table:style-name="ce7" office:value-type="float" office:value="57">
            <text:p>57</text:p>
          </table:table-cell>
          <table:table-cell table:style-name="ce7" table:formula="of:=1+[.$B32]*[.K$25]" office:value-type="float" office:value="64">
            <text:p>64</text:p>
          </table:table-cell>
          <table:table-cell table:style-name="ce7" table:formula="of:=1+[.$B32]*[.L$25]" office:value-type="float" office:value="71">
            <text:p>71</text:p>
          </table:table-cell>
          <table:table-cell table:style-name="ce7" table:formula="of:=1+[.$B32]*[.M$25]" office:value-type="float" office:value="78">
            <text:p>78</text:p>
          </table:table-cell>
          <table:table-cell table:style-name="ce7" table:formula="of:=1+[.$B32]*[.N$25]" office:value-type="float" office:value="85">
            <text:p>85</text:p>
          </table:table-cell>
          <table:table-cell table:style-name="ce7" table:formula="of:=1+[.$B32]*[.O$25]" office:value-type="float" office:value="92">
            <text:p>92</text:p>
          </table:table-cell>
          <table:table-cell table:style-name="ce7" table:formula="of:=1+[.$B32]*[.P$25]" office:value-type="float" office:value="99">
            <text:p>99</text:p>
          </table:table-cell>
          <table:table-cell table:style-name="ce7" table:formula="of:=1+[.$B32]*[.Q$25]" office:value-type="float" office:value="106">
            <text:p>106</text:p>
          </table:table-cell>
          <table:table-cell table:style-name="ce7" table:formula="of:=1+[.$B32]*[.R$25]" office:value-type="float" office:value="113">
            <text:p>113</text:p>
          </table:table-cell>
          <table:table-cell table:style-name="ce7" office:value-type="float" office:value="120">
            <text:p>120</text:p>
          </table:table-cell>
          <table:table-cell office:value-type="float" office:value="120">
            <text:p>120</text:p>
          </table:table-cell>
          <table:table-cell/>
          <table:table-cell table:style-name="ce4" table:formula="of:=([.B32]+1)*([.B32]+2)*([.B32]+3)/6" office:value-type="float" office:value="120">
            <text:p>1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7" office:value-type="float" office:value="65">
            <text:p>65</text:p>
          </table:table-cell>
          <table:table-cell table:style-name="ce7" table:formula="of:=1+[.$B33]*[.K$25]" office:value-type="float" office:value="73">
            <text:p>73</text:p>
          </table:table-cell>
          <table:table-cell table:style-name="ce7" table:formula="of:=1+[.$B33]*[.L$25]" office:value-type="float" office:value="81">
            <text:p>81</text:p>
          </table:table-cell>
          <table:table-cell table:style-name="ce7" table:formula="of:=1+[.$B33]*[.M$25]" office:value-type="float" office:value="89">
            <text:p>89</text:p>
          </table:table-cell>
          <table:table-cell table:style-name="ce7" table:formula="of:=1+[.$B33]*[.N$25]" office:value-type="float" office:value="97">
            <text:p>97</text:p>
          </table:table-cell>
          <table:table-cell table:style-name="ce7" table:formula="of:=1+[.$B33]*[.O$25]" office:value-type="float" office:value="105">
            <text:p>105</text:p>
          </table:table-cell>
          <table:table-cell table:style-name="ce7" table:formula="of:=1+[.$B33]*[.P$25]" office:value-type="float" office:value="113">
            <text:p>113</text:p>
          </table:table-cell>
          <table:table-cell table:style-name="ce7" table:formula="of:=1+[.$B33]*[.Q$25]" office:value-type="float" office:value="121">
            <text:p>121</text:p>
          </table:table-cell>
          <table:table-cell table:style-name="ce7" table:formula="of:=1+[.$B33]*[.R$25]" office:value-type="float" office:value="129">
            <text:p>129</text:p>
          </table:table-cell>
          <table:table-cell table:style-name="ce7" table:formula="of:=1+[.$B33]*[.S$25]" office:value-type="float" office:value="137">
            <text:p>137</text:p>
          </table:table-cell>
          <table:table-cell office:value-type="float" office:value="165">
            <text:p>165</text:p>
          </table:table-cell>
          <table:table-cell/>
          <table:table-cell table:style-name="ce4" table:formula="of:=([.B33]+1)*([.B33]+2)*([.B33]+3)/6" office:value-type="float" office:value="165">
            <text:p>16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4"/>
          <table:table-cell table:style-name="ce9" table:number-columns-repeated="5"/>
          <table:table-cell table:style-name="ce7" table:formula="of:=1+[.$B34]*[.K$25]" office:value-type="float" office:value="82">
            <text:p>82</text:p>
          </table:table-cell>
          <table:table-cell table:style-name="ce7" table:formula="of:=1+[.$B34]*[.L$25]" office:value-type="float" office:value="91">
            <text:p>91</text:p>
          </table:table-cell>
          <table:table-cell table:style-name="ce7" table:formula="of:=1+[.$B34]*[.M$25]" office:value-type="float" office:value="100">
            <text:p>100</text:p>
          </table:table-cell>
          <table:table-cell table:style-name="ce7" table:formula="of:=1+[.$B34]*[.N$25]" office:value-type="float" office:value="109">
            <text:p>109</text:p>
          </table:table-cell>
          <table:table-cell table:style-name="ce7" table:formula="of:=1+[.$B34]*[.O$25]" office:value-type="float" office:value="118">
            <text:p>118</text:p>
          </table:table-cell>
          <table:table-cell table:style-name="ce7" table:formula="of:=1+[.$B34]*[.P$25]" office:value-type="float" office:value="127">
            <text:p>127</text:p>
          </table:table-cell>
          <table:table-cell table:style-name="ce7" table:formula="of:=1+[.$B34]*[.Q$25]" office:value-type="float" office:value="136">
            <text:p>136</text:p>
          </table:table-cell>
          <table:table-cell table:style-name="ce7" table:formula="of:=1+[.$B34]*[.R$25]" office:value-type="float" office:value="145">
            <text:p>145</text:p>
          </table:table-cell>
          <table:table-cell table:style-name="ce7" table:formula="of:=1+[.$B34]*[.S$25]" office:value-type="float" office:value="154">
            <text:p>154</text:p>
          </table:table-cell>
          <table:table-cell office:value-type="float" office:value="220">
            <text:p>220</text:p>
          </table:table-cell>
          <table:table-cell/>
          <table:table-cell table:style-name="ce4" table:formula="of:=([.B34]+1)*([.B34]+2)*([.B34]+3)/6" office:value-type="float" office:value="220">
            <text:p>2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table:number-columns-repeated="9"/>
          <table:table-cell table:style-name="ce7" table:formula="of:=1+[.$B35]*[.L$25]" office:value-type="float" office:value="101">
            <text:p>101</text:p>
          </table:table-cell>
          <table:table-cell table:style-name="ce7" table:formula="of:=1+[.$B35]*[.M$25]" office:value-type="float" office:value="111">
            <text:p>111</text:p>
          </table:table-cell>
          <table:table-cell table:style-name="ce7" table:formula="of:=1+[.$B35]*[.N$25]" office:value-type="float" office:value="121">
            <text:p>121</text:p>
          </table:table-cell>
          <table:table-cell table:style-name="ce7" table:formula="of:=1+[.$B35]*[.O$25]" office:value-type="float" office:value="131">
            <text:p>131</text:p>
          </table:table-cell>
          <table:table-cell table:style-name="ce7" table:formula="of:=1+[.$B35]*[.P$25]" office:value-type="float" office:value="141">
            <text:p>141</text:p>
          </table:table-cell>
          <table:table-cell table:style-name="ce7" table:formula="of:=1+[.$B35]*[.Q$25]" office:value-type="float" office:value="151">
            <text:p>151</text:p>
          </table:table-cell>
          <table:table-cell table:style-name="ce7" table:formula="of:=1+[.$B35]*[.R$25]" office:value-type="float" office:value="161">
            <text:p>161</text:p>
          </table:table-cell>
          <table:table-cell table:style-name="ce7" table:formula="of:=1+[.$B35]*[.S$25]" office:value-type="float" office:value="171">
            <text:p>171</text:p>
          </table:table-cell>
          <table:table-cell table:style-name="ce21" office:value-type="float" office:value="251">
            <text:p>251</text:p>
          </table:table-cell>
          <table:table-cell/>
          <table:table-cell table:style-name="ce4" table:formula="of:=([.B35]+1)*([.B35]+2)*([.B35]+3)/6" office:value-type="float" office:value="286">
            <text:p>28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table:number-columns-repeated="10"/>
          <table:table-cell table:style-name="ce7" table:formula="of:=1+[.$B36]*[.M$25]" office:value-type="float" office:value="122">
            <text:p>122</text:p>
          </table:table-cell>
          <table:table-cell table:style-name="ce7" table:formula="of:=1+[.$B36]*[.N$25]" office:value-type="float" office:value="133">
            <text:p>133</text:p>
          </table:table-cell>
          <table:table-cell table:style-name="ce7" table:formula="of:=1+[.$B36]*[.O$25]" office:value-type="float" office:value="144">
            <text:p>144</text:p>
          </table:table-cell>
          <table:table-cell table:style-name="ce7" table:formula="of:=1+[.$B36]*[.P$25]" office:value-type="float" office:value="155">
            <text:p>155</text:p>
          </table:table-cell>
          <table:table-cell table:style-name="ce7" table:formula="of:=1+[.$B36]*[.Q$25]" office:value-type="float" office:value="166">
            <text:p>166</text:p>
          </table:table-cell>
          <table:table-cell table:style-name="ce7" table:formula="of:=1+[.$B36]*[.R$25]" office:value-type="float" office:value="177">
            <text:p>177</text:p>
          </table:table-cell>
          <table:table-cell table:style-name="ce7" table:formula="of:=1+[.$B36]*[.S$25]" office:value-type="float" office:value="188">
            <text:p>188</text:p>
          </table:table-cell>
          <table:table-cell table:style-name="ce22"/>
          <table:table-cell/>
          <table:table-cell table:style-name="ce4" table:formula="of:=([.B36]+1)*([.B36]+2)*([.B36]+3)/6" office:value-type="float" office:value="364">
            <text:p>36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9" table:number-columns-repeated="11"/>
          <table:table-cell table:style-name="ce7" table:formula="of:=1+[.$B37]*[.N$25]" office:value-type="float" office:value="145">
            <text:p>145</text:p>
          </table:table-cell>
          <table:table-cell table:style-name="ce7" table:formula="of:=1+[.$B37]*[.O$25]" office:value-type="float" office:value="157">
            <text:p>157</text:p>
          </table:table-cell>
          <table:table-cell table:style-name="ce7" table:formula="of:=1+[.$B37]*[.P$25]" office:value-type="float" office:value="169">
            <text:p>169</text:p>
          </table:table-cell>
          <table:table-cell table:style-name="ce7" table:formula="of:=1+[.$B37]*[.Q$25]" office:value-type="float" office:value="181">
            <text:p>181</text:p>
          </table:table-cell>
          <table:table-cell table:style-name="ce7" table:formula="of:=1+[.$B37]*[.R$25]" office:value-type="float" office:value="193">
            <text:p>193</text:p>
          </table:table-cell>
          <table:table-cell table:style-name="ce7" table:formula="of:=1+[.$B37]*[.S$25]" office:value-type="float" office:value="205">
            <text:p>205</text:p>
          </table:table-cell>
          <table:table-cell table:style-name="ce22"/>
          <table:table-cell/>
          <table:table-cell table:style-name="ce4" table:formula="of:=([.B37]+1)*([.B37]+2)*([.B37]+3)/6" office:value-type="float" office:value="455">
            <text:p>45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9" table:number-columns-repeated="12"/>
          <table:table-cell table:style-name="ce7" table:formula="of:=1+[.$B38]*[.O$25]" office:value-type="float" office:value="170">
            <text:p>170</text:p>
          </table:table-cell>
          <table:table-cell table:style-name="ce7" table:formula="of:=1+[.$B38]*[.P$25]" office:value-type="float" office:value="183">
            <text:p>183</text:p>
          </table:table-cell>
          <table:table-cell table:style-name="ce7" table:formula="of:=1+[.$B38]*[.Q$25]" office:value-type="float" office:value="196">
            <text:p>196</text:p>
          </table:table-cell>
          <table:table-cell table:style-name="ce7" table:formula="of:=1+[.$B38]*[.R$25]" office:value-type="float" office:value="209">
            <text:p>209</text:p>
          </table:table-cell>
          <table:table-cell table:style-name="ce7" table:formula="of:=1+[.$B38]*[.S$25]" office:value-type="float" office:value="222">
            <text:p>222</text:p>
          </table:table-cell>
          <table:table-cell table:style-name="ce22"/>
          <table:table-cell/>
          <table:table-cell table:style-name="ce4" table:formula="of:=([.B38]+1)*([.B38]+2)*([.B38]+3)/6" office:value-type="float" office:value="560">
            <text:p>56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9" table:number-columns-repeated="13"/>
          <table:table-cell table:style-name="ce7" table:formula="of:=1+[.$B39]*[.P$25]" office:value-type="float" office:value="197">
            <text:p>197</text:p>
          </table:table-cell>
          <table:table-cell table:style-name="ce7" table:formula="of:=1+[.$B39]*[.Q$25]" office:value-type="float" office:value="211">
            <text:p>211</text:p>
          </table:table-cell>
          <table:table-cell table:style-name="ce7" table:formula="of:=1+[.$B39]*[.R$25]" office:value-type="float" office:value="225">
            <text:p>225</text:p>
          </table:table-cell>
          <table:table-cell table:style-name="ce7" table:formula="of:=1+[.$B39]*[.S$25]" office:value-type="float" office:value="239">
            <text:p>239</text:p>
          </table:table-cell>
          <table:table-cell table:style-name="ce22"/>
          <table:table-cell/>
          <table:table-cell table:style-name="ce4" table:formula="of:=([.B39]+1)*([.B39]+2)*([.B39]+3)/6" office:value-type="float" office:value="680">
            <text:p>68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table:number-columns-repeated="14"/>
          <table:table-cell table:style-name="ce7" table:formula="of:=1+[.$B40]*[.Q$25]" office:value-type="float" office:value="226">
            <text:p>226</text:p>
          </table:table-cell>
          <table:table-cell table:style-name="ce7" table:formula="of:=1+[.$B40]*[.R$25]" office:value-type="float" office:value="241">
            <text:p>241</text:p>
          </table:table-cell>
          <table:table-cell table:style-name="ce21" office:value-type="float" office:value="251">
            <text:p>251</text:p>
          </table:table-cell>
          <table:table-cell table:style-name="ce22"/>
          <table:table-cell/>
          <table:table-cell table:style-name="ce4" table:formula="of:=([.B40]+1)*([.B40]+2)*([.B40]+3)/6" office:value-type="float" office:value="816">
            <text:p>81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table:number-columns-repeated="14"/>
          <table:table-cell table:style-name="ce7" table:formula="of:=1+[.$B41]*[.Q$25]" office:value-type="float" office:value="241">
            <text:p>241</text:p>
          </table:table-cell>
          <table:table-cell table:style-name="ce18" office:value-type="float" office:value="251">
            <text:p>251</text:p>
          </table:table-cell>
          <table:table-cell table:style-name="ce22" table:number-columns-repeated="2"/>
          <table:table-cell/>
          <table:table-cell table:style-name="ce4" table:formula="of:=([.B41]+1)*([.B41]+2)*([.B41]+3)/6" office:value-type="float" office:value="969">
            <text:p>969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float" office:value="17">
            <text:p>17</text:p>
          </table:table-cell>
          <table:table-cell table:style-name="ce9" table:number-columns-repeated="14"/>
          <table:table-cell table:style-name="ce15" office:value-type="float" office:value="251">
            <text:p>251</text:p>
          </table:table-cell>
          <table:table-cell table:style-name="ce19"/>
          <table:table-cell table:style-name="ce22" table:number-columns-repeated="2"/>
          <table:table-cell/>
          <table:table-cell table:style-name="ce5" table:formula="of:=([.B42]+1)*([.B42]+2)*([.B42]+3)/6" office:value-type="float" office:value="1140">
            <text:p>1140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Default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 = 4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table:style-name="ce3" office:value-type="string">
            <text:p>v_w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7" office:value-type="float" office:value="30">
            <text:p>30</text:p>
          </table:table-cell>
          <table:table-cell/>
          <table:table-cell table:style-name="ce24"/>
          <table:table-cell table:number-columns-repeated="1002"/>
        </table:table-row>
        <table:table-row table:style-name="ro4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table:formula="of:=1+[.$B47]*[.C$25]" office:value-type="float" office:value="2">
            <text:p>2</text:p>
          </table:table-cell>
          <table:table-cell table:style-name="ce7" table:formula="of:=1+[.$B47]*[.D$25]" office:value-type="float" office:value="3">
            <text:p>3</text:p>
          </table:table-cell>
          <table:table-cell table:style-name="ce7" table:formula="of:=1+[.$B47]*[.E$25]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4" office:value-type="float" office:value="5">
            <text:p>5</text:p>
          </table:table-cell>
          <table:table-cell/>
          <table:table-cell table:style-name="ce4" table:formula="of:=([.B47]+1)*([.B47]+2)*([.B47]+3)*([.B47]+4)/24" office:value-type="float" office:value="5">
            <text:p>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7" table:formula="of:=1+[.$B48]*[.D$25]" office:value-type="float" office:value="5">
            <text:p>5</text:p>
          </table:table-cell>
          <table:table-cell table:style-name="ce7" table:formula="of:=1+[.$B48]*[.E$25]" office:value-type="float" office:value="7">
            <text:p>7</text:p>
          </table:table-cell>
          <table:table-cell table:style-name="ce7" table:formula="of:=1+[.$B48]*[.F$25]" office:value-type="float" office:value="9">
            <text:p>9</text:p>
          </table:table-cell>
          <table:table-cell table:style-name="ce7" table:formula="of:=1+[.$B48]*[.G$25]" office:value-type="float" office:value="11">
            <text:p>11</text:p>
          </table:table-cell>
          <table:table-cell table:style-name="ce7" table:formula="of:=1+[.$B48]*[.H$25]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number-columns-repeated="11" office:value-type="float" office:value="15">
            <text:p>15</text:p>
          </table:table-cell>
          <table:table-cell/>
          <table:table-cell table:style-name="ce4" table:formula="of:=([.B48]+1)*([.B48]+2)*([.B48]+3)*([.B48]+4)/24" office:value-type="float" office:value="15">
            <text:p>1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7" table:formula="of:=1+[.$B49]*[.E$25]" office:value-type="float" office:value="10">
            <text:p>10</text:p>
          </table:table-cell>
          <table:table-cell table:style-name="ce7" table:formula="of:=1+[.$B49]*[.F$25]" office:value-type="float" office:value="13">
            <text:p>13</text:p>
          </table:table-cell>
          <table:table-cell table:style-name="ce7" table:formula="of:=1+[.$B49]*[.G$25]" office:value-type="float" office:value="16">
            <text:p>16</text:p>
          </table:table-cell>
          <table:table-cell table:style-name="ce7" table:formula="of:=1+[.$B49]*[.H$25]" office:value-type="float" office:value="19">
            <text:p>19</text:p>
          </table:table-cell>
          <table:table-cell table:style-name="ce7" table:formula="of:=1+[.$B49]*[.I$25]" office:value-type="float" office:value="22">
            <text:p>22</text:p>
          </table:table-cell>
          <table:table-cell table:style-name="ce7" table:formula="of:=1+[.$B49]*[.J$25]" office:value-type="float" office:value="25">
            <text:p>25</text:p>
          </table:table-cell>
          <table:table-cell table:style-name="ce7" table:formula="of:=1+[.$B49]*[.K$25]" office:value-type="float" office:value="28">
            <text:p>28</text:p>
          </table:table-cell>
          <table:table-cell table:style-name="ce7" table:formula="of:=1+[.$B49]*[.L$25]" office:value-type="float" office:value="31">
            <text:p>31</text:p>
          </table:table-cell>
          <table:table-cell table:style-name="ce7" table:formula="of:=1+[.$B49]*[.M$25]" office:value-type="float" office:value="34">
            <text:p>34</text:p>
          </table:table-cell>
          <table:table-cell table:number-columns-repeated="7" office:value-type="float" office:value="35">
            <text:p>35</text:p>
          </table:table-cell>
          <table:table-cell/>
          <table:table-cell table:style-name="ce4" table:formula="of:=([.B49]+1)*([.B49]+2)*([.B49]+3)*([.B49]+4)/24" office:value-type="float" office:value="35">
            <text:p>3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9" table:number-columns-repeated="2"/>
          <table:table-cell table:style-name="ce14"/>
          <table:table-cell table:style-name="ce7" table:formula="of:=1+[.$B50]*[.F$25]" office:value-type="float" office:value="17">
            <text:p>17</text:p>
          </table:table-cell>
          <table:table-cell table:style-name="ce7" table:formula="of:=1+[.$B50]*[.G$25]" office:value-type="float" office:value="21">
            <text:p>21</text:p>
          </table:table-cell>
          <table:table-cell table:style-name="ce7" table:formula="of:=1+[.$B50]*[.H$25]" office:value-type="float" office:value="25">
            <text:p>25</text:p>
          </table:table-cell>
          <table:table-cell table:style-name="ce7" table:formula="of:=1+[.$B50]*[.I$25]" office:value-type="float" office:value="29">
            <text:p>29</text:p>
          </table:table-cell>
          <table:table-cell table:style-name="ce7" table:formula="of:=1+[.$B50]*[.J$25]" office:value-type="float" office:value="33">
            <text:p>33</text:p>
          </table:table-cell>
          <table:table-cell table:style-name="ce7" table:formula="of:=1+[.$B50]*[.K$25]" office:value-type="float" office:value="37">
            <text:p>37</text:p>
          </table:table-cell>
          <table:table-cell table:style-name="ce7" table:formula="of:=1+[.$B50]*[.L$25]" office:value-type="float" office:value="41">
            <text:p>41</text:p>
          </table:table-cell>
          <table:table-cell table:style-name="ce7" table:formula="of:=1+[.$B50]*[.M$25]" office:value-type="float" office:value="45">
            <text:p>45</text:p>
          </table:table-cell>
          <table:table-cell table:style-name="ce7" table:formula="of:=1+[.$B50]*[.N$25]" office:value-type="float" office:value="49">
            <text:p>49</text:p>
          </table:table-cell>
          <table:table-cell table:style-name="ce7" table:formula="of:=1+[.$B50]*[.O$25]" office:value-type="float" office:value="53">
            <text:p>53</text:p>
          </table:table-cell>
          <table:table-cell table:style-name="ce7" table:formula="of:=1+[.$B50]*[.P$25]" office:value-type="float" office:value="57">
            <text:p>57</text:p>
          </table:table-cell>
          <table:table-cell table:style-name="ce7" table:formula="of:=1+[.$B50]*[.Q$25]" office:value-type="float" office:value="61">
            <text:p>61</text:p>
          </table:table-cell>
          <table:table-cell table:style-name="ce7" table:formula="of:=1+[.$B50]*[.R$25]" office:value-type="float" office:value="65">
            <text:p>65</text:p>
          </table:table-cell>
          <table:table-cell table:style-name="ce7" table:formula="of:=1+[.$B50]*[.S$25]" office:value-type="float" office:value="69">
            <text:p>69</text:p>
          </table:table-cell>
          <table:table-cell office:value-type="float" office:value="70">
            <text:p>70</text:p>
          </table:table-cell>
          <table:table-cell/>
          <table:table-cell table:style-name="ce4" table:formula="of:=([.B50]+1)*([.B50]+2)*([.B50]+3)*([.B50]+4)/24" office:value-type="float" office:value="70">
            <text:p>7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7" table:formula="of:=1+[.$B51]*[.G$25]" office:value-type="float" office:value="26">
            <text:p>26</text:p>
          </table:table-cell>
          <table:table-cell table:style-name="ce7" table:formula="of:=1+[.$B51]*[.H$25]" office:value-type="float" office:value="31">
            <text:p>31</text:p>
          </table:table-cell>
          <table:table-cell table:style-name="ce7" table:formula="of:=1+[.$B51]*[.I$25]" office:value-type="float" office:value="36">
            <text:p>36</text:p>
          </table:table-cell>
          <table:table-cell table:style-name="ce7" table:formula="of:=1+[.$B51]*[.J$25]" office:value-type="float" office:value="41">
            <text:p>41</text:p>
          </table:table-cell>
          <table:table-cell table:style-name="ce7" table:formula="of:=1+[.$B51]*[.K$25]" office:value-type="float" office:value="46">
            <text:p>46</text:p>
          </table:table-cell>
          <table:table-cell table:style-name="ce7" table:formula="of:=1+[.$B51]*[.L$25]" office:value-type="float" office:value="51">
            <text:p>51</text:p>
          </table:table-cell>
          <table:table-cell table:style-name="ce7" table:formula="of:=1+[.$B51]*[.M$25]" office:value-type="float" office:value="56">
            <text:p>56</text:p>
          </table:table-cell>
          <table:table-cell table:style-name="ce7" table:formula="of:=1+[.$B51]*[.N$25]" office:value-type="float" office:value="61">
            <text:p>61</text:p>
          </table:table-cell>
          <table:table-cell table:style-name="ce7" table:formula="of:=1+[.$B51]*[.O$25]" office:value-type="float" office:value="66">
            <text:p>66</text:p>
          </table:table-cell>
          <table:table-cell table:style-name="ce7" table:formula="of:=1+[.$B51]*[.P$25]" office:value-type="float" office:value="71">
            <text:p>71</text:p>
          </table:table-cell>
          <table:table-cell table:style-name="ce7" table:formula="of:=1+[.$B51]*[.Q$25]" office:value-type="float" office:value="76">
            <text:p>76</text:p>
          </table:table-cell>
          <table:table-cell table:style-name="ce7" table:formula="of:=1+[.$B51]*[.R$25]" office:value-type="float" office:value="81">
            <text:p>81</text:p>
          </table:table-cell>
          <table:table-cell table:style-name="ce7" table:formula="of:=1+[.$B51]*[.S$25]" office:value-type="float" office:value="86">
            <text:p>86</text:p>
          </table:table-cell>
          <table:table-cell office:value-type="float" office:value="126">
            <text:p>126</text:p>
          </table:table-cell>
          <table:table-cell/>
          <table:table-cell table:style-name="ce4" table:formula="of:=([.B51]+1)*([.B51]+2)*([.B51]+3)*([.B51]+4)/24" office:value-type="float" office:value="126">
            <text:p>12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7" table:formula="of:=1+[.$B52]*[.H$25]" office:value-type="float" office:value="37">
            <text:p>37</text:p>
          </table:table-cell>
          <table:table-cell table:style-name="ce7" table:formula="of:=1+[.$B52]*[.I$25]" office:value-type="float" office:value="43">
            <text:p>43</text:p>
          </table:table-cell>
          <table:table-cell table:style-name="ce7" table:formula="of:=1+[.$B52]*[.J$25]" office:value-type="float" office:value="49">
            <text:p>49</text:p>
          </table:table-cell>
          <table:table-cell table:style-name="ce7" table:formula="of:=1+[.$B52]*[.K$25]" office:value-type="float" office:value="55">
            <text:p>55</text:p>
          </table:table-cell>
          <table:table-cell table:style-name="ce7" table:formula="of:=1+[.$B52]*[.L$25]" office:value-type="float" office:value="61">
            <text:p>61</text:p>
          </table:table-cell>
          <table:table-cell table:style-name="ce7" table:formula="of:=1+[.$B52]*[.M$25]" office:value-type="float" office:value="67">
            <text:p>67</text:p>
          </table:table-cell>
          <table:table-cell table:style-name="ce7" table:formula="of:=1+[.$B52]*[.N$25]" office:value-type="float" office:value="73">
            <text:p>73</text:p>
          </table:table-cell>
          <table:table-cell table:style-name="ce7" table:formula="of:=1+[.$B52]*[.O$25]" office:value-type="float" office:value="79">
            <text:p>79</text:p>
          </table:table-cell>
          <table:table-cell table:style-name="ce7" table:formula="of:=1+[.$B52]*[.P$25]" office:value-type="float" office:value="85">
            <text:p>85</text:p>
          </table:table-cell>
          <table:table-cell table:style-name="ce7" table:formula="of:=1+[.$B52]*[.Q$25]" office:value-type="float" office:value="91">
            <text:p>91</text:p>
          </table:table-cell>
          <table:table-cell table:style-name="ce7" table:formula="of:=1+[.$B52]*[.R$25]" office:value-type="float" office:value="97">
            <text:p>97</text:p>
          </table:table-cell>
          <table:table-cell table:style-name="ce7" table:formula="of:=1+[.$B52]*[.S$25]" office:value-type="float" office:value="103">
            <text:p>103</text:p>
          </table:table-cell>
          <table:table-cell table:style-name="ce7" table:formula="of:=1+[.$B52]*[.T$25]" office:value-type="float" office:value="181">
            <text:p>181</text:p>
          </table:table-cell>
          <table:table-cell/>
          <table:table-cell table:style-name="ce4" table:formula="of:=([.B52]+1)*([.B52]+2)*([.B52]+3)*([.B52]+4)/24" office:value-type="float" office:value="210">
            <text:p>21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4"/>
          <table:table-cell table:style-name="ce9" table:number-columns-repeated="3"/>
          <table:table-cell table:style-name="ce7" table:formula="of:=1+[.$B53]*[.I$25]" office:value-type="float" office:value="50">
            <text:p>50</text:p>
          </table:table-cell>
          <table:table-cell table:style-name="ce7" table:formula="of:=1+[.$B53]*[.J$25]" office:value-type="float" office:value="57">
            <text:p>57</text:p>
          </table:table-cell>
          <table:table-cell table:style-name="ce7" table:formula="of:=1+[.$B53]*[.K$25]" office:value-type="float" office:value="64">
            <text:p>64</text:p>
          </table:table-cell>
          <table:table-cell table:style-name="ce7" table:formula="of:=1+[.$B53]*[.L$25]" office:value-type="float" office:value="71">
            <text:p>71</text:p>
          </table:table-cell>
          <table:table-cell table:style-name="ce7" table:formula="of:=1+[.$B53]*[.M$25]" office:value-type="float" office:value="78">
            <text:p>78</text:p>
          </table:table-cell>
          <table:table-cell table:style-name="ce7" table:formula="of:=1+[.$B53]*[.N$25]" office:value-type="float" office:value="85">
            <text:p>85</text:p>
          </table:table-cell>
          <table:table-cell table:style-name="ce7" table:formula="of:=1+[.$B53]*[.O$25]" office:value-type="float" office:value="92">
            <text:p>92</text:p>
          </table:table-cell>
          <table:table-cell table:style-name="ce7" table:formula="of:=1+[.$B53]*[.P$25]" office:value-type="float" office:value="99">
            <text:p>99</text:p>
          </table:table-cell>
          <table:table-cell table:style-name="ce7" table:formula="of:=1+[.$B53]*[.Q$25]" office:value-type="float" office:value="106">
            <text:p>106</text:p>
          </table:table-cell>
          <table:table-cell table:style-name="ce7" table:formula="of:=1+[.$B53]*[.R$25]" office:value-type="float" office:value="113">
            <text:p>113</text:p>
          </table:table-cell>
          <table:table-cell table:style-name="ce7" table:formula="of:=1+[.$B53]*[.S$25]" office:value-type="float" office:value="120">
            <text:p>120</text:p>
          </table:table-cell>
          <table:table-cell table:style-name="ce7" table:formula="of:=1+[.$B53]*[.T$25]" office:value-type="float" office:value="211">
            <text:p>211</text:p>
          </table:table-cell>
          <table:table-cell/>
          <table:table-cell table:style-name="ce4" table:formula="of:=([.B53]+1)*([.B53]+2)*([.B53]+3)*([.B53]+4)/24" office:value-type="float" office:value="330">
            <text:p>33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7" table:formula="of:=1+[.$B54]*[.J$25]" office:value-type="float" office:value="65">
            <text:p>65</text:p>
          </table:table-cell>
          <table:table-cell table:style-name="ce7" table:formula="of:=1+[.$B54]*[.K$25]" office:value-type="float" office:value="73">
            <text:p>73</text:p>
          </table:table-cell>
          <table:table-cell table:style-name="ce7" table:formula="of:=1+[.$B54]*[.L$25]" office:value-type="float" office:value="81">
            <text:p>81</text:p>
          </table:table-cell>
          <table:table-cell table:style-name="ce7" table:formula="of:=1+[.$B54]*[.M$25]" office:value-type="float" office:value="89">
            <text:p>89</text:p>
          </table:table-cell>
          <table:table-cell table:style-name="ce7" table:formula="of:=1+[.$B54]*[.N$25]" office:value-type="float" office:value="97">
            <text:p>97</text:p>
          </table:table-cell>
          <table:table-cell table:style-name="ce7" table:formula="of:=1+[.$B54]*[.O$25]" office:value-type="float" office:value="105">
            <text:p>105</text:p>
          </table:table-cell>
          <table:table-cell table:style-name="ce7" table:formula="of:=1+[.$B54]*[.P$25]" office:value-type="float" office:value="113">
            <text:p>113</text:p>
          </table:table-cell>
          <table:table-cell table:style-name="ce7" table:formula="of:=1+[.$B54]*[.Q$25]" office:value-type="float" office:value="121">
            <text:p>121</text:p>
          </table:table-cell>
          <table:table-cell table:style-name="ce7" table:formula="of:=1+[.$B54]*[.R$25]" office:value-type="float" office:value="129">
            <text:p>129</text:p>
          </table:table-cell>
          <table:table-cell table:style-name="ce7" table:formula="of:=1+[.$B54]*[.S$25]" office:value-type="float" office:value="137">
            <text:p>137</text:p>
          </table:table-cell>
          <table:table-cell table:style-name="ce7" table:formula="of:=1+[.$B54]*[.T$25]" office:value-type="float" office:value="241">
            <text:p>241</text:p>
          </table:table-cell>
          <table:table-cell/>
          <table:table-cell table:style-name="ce4" table:formula="of:=([.B54]+1)*([.B54]+2)*([.B54]+3)*([.B54]+4)/24" office:value-type="float" office:value="495">
            <text:p>49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4"/>
          <table:table-cell table:style-name="ce9" table:number-columns-repeated="5"/>
          <table:table-cell table:style-name="ce7" table:formula="of:=1+[.$B55]*[.K$25]" office:value-type="float" office:value="82">
            <text:p>82</text:p>
          </table:table-cell>
          <table:table-cell table:style-name="ce7" table:formula="of:=1+[.$B55]*[.L$25]" office:value-type="float" office:value="91">
            <text:p>91</text:p>
          </table:table-cell>
          <table:table-cell table:style-name="ce7" table:formula="of:=1+[.$B55]*[.M$25]" office:value-type="float" office:value="100">
            <text:p>100</text:p>
          </table:table-cell>
          <table:table-cell table:style-name="ce7" table:formula="of:=1+[.$B55]*[.N$25]" office:value-type="float" office:value="109">
            <text:p>109</text:p>
          </table:table-cell>
          <table:table-cell table:style-name="ce7" table:formula="of:=1+[.$B55]*[.O$25]" office:value-type="float" office:value="118">
            <text:p>118</text:p>
          </table:table-cell>
          <table:table-cell table:style-name="ce7" table:formula="of:=1+[.$B55]*[.P$25]" office:value-type="float" office:value="127">
            <text:p>127</text:p>
          </table:table-cell>
          <table:table-cell table:style-name="ce7" table:formula="of:=1+[.$B55]*[.Q$25]" office:value-type="float" office:value="136">
            <text:p>136</text:p>
          </table:table-cell>
          <table:table-cell table:style-name="ce7" table:formula="of:=1+[.$B55]*[.R$25]" office:value-type="float" office:value="145">
            <text:p>145</text:p>
          </table:table-cell>
          <table:table-cell table:style-name="ce7" table:formula="of:=1+[.$B55]*[.S$25]" office:value-type="float" office:value="154">
            <text:p>154</text:p>
          </table:table-cell>
          <table:table-cell table:style-name="ce21" office:value-type="float" office:value="251">
            <text:p>251</text:p>
          </table:table-cell>
          <table:table-cell/>
          <table:table-cell table:style-name="ce4" table:formula="of:=([.B55]+1)*([.B55]+2)*([.B55]+3)*([.B55]+4)/24" office:value-type="float" office:value="715">
            <text:p>71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table:number-columns-repeated="9"/>
          <table:table-cell table:style-name="ce7" table:formula="of:=1+[.$B56]*[.L$25]" office:value-type="float" office:value="101">
            <text:p>101</text:p>
          </table:table-cell>
          <table:table-cell table:style-name="ce7" table:formula="of:=1+[.$B56]*[.M$25]" office:value-type="float" office:value="111">
            <text:p>111</text:p>
          </table:table-cell>
          <table:table-cell table:style-name="ce7" table:formula="of:=1+[.$B56]*[.N$25]" office:value-type="float" office:value="121">
            <text:p>121</text:p>
          </table:table-cell>
          <table:table-cell table:style-name="ce7" table:formula="of:=1+[.$B56]*[.O$25]" office:value-type="float" office:value="131">
            <text:p>131</text:p>
          </table:table-cell>
          <table:table-cell table:style-name="ce7" table:formula="of:=1+[.$B56]*[.P$25]" office:value-type="float" office:value="141">
            <text:p>141</text:p>
          </table:table-cell>
          <table:table-cell table:style-name="ce7" table:formula="of:=1+[.$B56]*[.Q$25]" office:value-type="float" office:value="151">
            <text:p>151</text:p>
          </table:table-cell>
          <table:table-cell table:style-name="ce7" table:formula="of:=1+[.$B56]*[.R$25]" office:value-type="float" office:value="161">
            <text:p>161</text:p>
          </table:table-cell>
          <table:table-cell table:style-name="ce7" table:formula="of:=1+[.$B56]*[.S$25]" office:value-type="float" office:value="171">
            <text:p>171</text:p>
          </table:table-cell>
          <table:table-cell table:style-name="ce23"/>
          <table:table-cell/>
          <table:table-cell table:style-name="ce4" table:formula="of:=([.B56]+1)*([.B56]+2)*([.B56]+3)*([.B56]+4)/24" office:value-type="float" office:value="1001">
            <text:p>1001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table:number-columns-repeated="10"/>
          <table:table-cell table:style-name="ce7" table:formula="of:=1+[.$B57]*[.M$25]" office:value-type="float" office:value="122">
            <text:p>122</text:p>
          </table:table-cell>
          <table:table-cell table:style-name="ce7" table:formula="of:=1+[.$B57]*[.N$25]" office:value-type="float" office:value="133">
            <text:p>133</text:p>
          </table:table-cell>
          <table:table-cell table:style-name="ce7" table:formula="of:=1+[.$B57]*[.O$25]" office:value-type="float" office:value="144">
            <text:p>144</text:p>
          </table:table-cell>
          <table:table-cell table:style-name="ce7" table:formula="of:=1+[.$B57]*[.P$25]" office:value-type="float" office:value="155">
            <text:p>155</text:p>
          </table:table-cell>
          <table:table-cell table:style-name="ce7" table:formula="of:=1+[.$B57]*[.Q$25]" office:value-type="float" office:value="166">
            <text:p>166</text:p>
          </table:table-cell>
          <table:table-cell table:style-name="ce7" table:formula="of:=1+[.$B57]*[.R$25]" office:value-type="float" office:value="177">
            <text:p>177</text:p>
          </table:table-cell>
          <table:table-cell table:style-name="ce7" table:formula="of:=1+[.$B57]*[.S$25]" office:value-type="float" office:value="188">
            <text:p>188</text:p>
          </table:table-cell>
          <table:table-cell table:style-name="ce23"/>
          <table:table-cell/>
          <table:table-cell table:style-name="ce4" table:formula="of:=([.B57]+1)*([.B57]+2)*([.B57]+3)*([.B57]+4)/24" office:value-type="float" office:value="1365">
            <text:p>136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9" table:number-columns-repeated="11"/>
          <table:table-cell table:style-name="ce7" table:formula="of:=1+[.$B58]*[.N$25]" office:value-type="float" office:value="145">
            <text:p>145</text:p>
          </table:table-cell>
          <table:table-cell table:style-name="ce7" table:formula="of:=1+[.$B58]*[.O$25]" office:value-type="float" office:value="157">
            <text:p>157</text:p>
          </table:table-cell>
          <table:table-cell table:style-name="ce7" table:formula="of:=1+[.$B58]*[.P$25]" office:value-type="float" office:value="169">
            <text:p>169</text:p>
          </table:table-cell>
          <table:table-cell table:style-name="ce7" table:formula="of:=1+[.$B58]*[.Q$25]" office:value-type="float" office:value="181">
            <text:p>181</text:p>
          </table:table-cell>
          <table:table-cell table:style-name="ce7" table:formula="of:=1+[.$B58]*[.R$25]" office:value-type="float" office:value="193">
            <text:p>193</text:p>
          </table:table-cell>
          <table:table-cell table:style-name="ce7" table:formula="of:=1+[.$B58]*[.S$25]" office:value-type="float" office:value="205">
            <text:p>205</text:p>
          </table:table-cell>
          <table:table-cell table:style-name="ce23"/>
          <table:table-cell/>
          <table:table-cell table:style-name="ce4" table:formula="of:=([.B58]+1)*([.B58]+2)*([.B58]+3)*([.B58]+4)/24" office:value-type="float" office:value="1820">
            <text:p>18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9" table:number-columns-repeated="12"/>
          <table:table-cell table:style-name="ce7" table:formula="of:=1+[.$B59]*[.O$25]" office:value-type="float" office:value="170">
            <text:p>170</text:p>
          </table:table-cell>
          <table:table-cell table:style-name="ce7" table:formula="of:=1+[.$B59]*[.P$25]" office:value-type="float" office:value="183">
            <text:p>183</text:p>
          </table:table-cell>
          <table:table-cell table:style-name="ce7" table:formula="of:=1+[.$B59]*[.Q$25]" office:value-type="float" office:value="196">
            <text:p>196</text:p>
          </table:table-cell>
          <table:table-cell table:style-name="ce7" table:formula="of:=1+[.$B59]*[.R$25]" office:value-type="float" office:value="209">
            <text:p>209</text:p>
          </table:table-cell>
          <table:table-cell table:style-name="ce7" table:formula="of:=1+[.$B59]*[.S$25]" office:value-type="float" office:value="222">
            <text:p>222</text:p>
          </table:table-cell>
          <table:table-cell table:style-name="ce23"/>
          <table:table-cell/>
          <table:table-cell table:style-name="ce4" table:formula="of:=([.B59]+1)*([.B59]+2)*([.B59]+3)*([.B59]+4)/24" office:value-type="float" office:value="2380">
            <text:p>238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9" table:number-columns-repeated="13"/>
          <table:table-cell table:style-name="ce7" table:formula="of:=1+[.$B60]*[.P$25]" office:value-type="float" office:value="197">
            <text:p>197</text:p>
          </table:table-cell>
          <table:table-cell table:style-name="ce7" table:formula="of:=1+[.$B60]*[.Q$25]" office:value-type="float" office:value="211">
            <text:p>211</text:p>
          </table:table-cell>
          <table:table-cell table:style-name="ce7" table:formula="of:=1+[.$B60]*[.R$25]" office:value-type="float" office:value="225">
            <text:p>225</text:p>
          </table:table-cell>
          <table:table-cell table:style-name="ce7" table:formula="of:=1+[.$B60]*[.S$25]" office:value-type="float" office:value="239">
            <text:p>239</text:p>
          </table:table-cell>
          <table:table-cell table:style-name="ce23"/>
          <table:table-cell/>
          <table:table-cell table:style-name="ce4" table:formula="of:=([.B60]+1)*([.B60]+2)*([.B60]+3)*([.B60]+4)/24" office:value-type="float" office:value="3060">
            <text:p>306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table:number-columns-repeated="14"/>
          <table:table-cell table:style-name="ce7" table:formula="of:=1+[.$B61]*[.Q$25]" office:value-type="float" office:value="226">
            <text:p>226</text:p>
          </table:table-cell>
          <table:table-cell table:style-name="ce7" table:formula="of:=1+[.$B61]*[.R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/>
          <table:table-cell table:style-name="ce4" table:formula="of:=([.B61]+1)*([.B61]+2)*([.B61]+3)*([.B61]+4)/24" office:value-type="float" office:value="3876">
            <text:p>387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table:number-columns-repeated="14"/>
          <table:table-cell table:style-name="ce7" table:formula="of:=1+[.$B62]*[.Q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 table:style-name="ce19"/>
          <table:table-cell/>
          <table:table-cell table:style-name="ce4" table:formula="of:=([.B62]+1)*([.B62]+2)*([.B62]+3)*([.B62]+4)/24" office:value-type="float" office:value="4845">
            <text:p>4845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float" office:value="17">
            <text:p>17</text:p>
          </table:table-cell>
          <table:table-cell table:style-name="ce9" table:number-columns-repeated="14"/>
          <table:table-cell table:style-name="ce15" office:value-type="float" office:value="251">
            <text:p>251</text:p>
          </table:table-cell>
          <table:table-cell table:style-name="ce19"/>
          <table:table-cell table:style-name="ce23"/>
          <table:table-cell table:style-name="ce19"/>
          <table:table-cell/>
          <table:table-cell table:style-name="ce5" table:formula="of:=([.B63]+1)*([.B63]+2)*([.B63]+3)*([.B63]+4)/24" office:value-type="float" office:value="5985">
            <text:p>5985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>
            <text:p>r = 5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table:style-name="ce3" office:value-type="string">
            <text:p>v_w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7" office:value-type="float" office:value="30">
            <text:p>30</text:p>
          </table:table-cell>
          <table:table-cell/>
          <table:table-cell table:style-name="ce24"/>
          <table:table-cell table:number-columns-repeated="1002"/>
        </table:table-row>
        <table:table-row table:style-name="ro4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table:formula="of:=1+[.$B68]*[.C$25]" office:value-type="float" office:value="2">
            <text:p>2</text:p>
          </table:table-cell>
          <table:table-cell table:style-name="ce7" table:formula="of:=1+[.$B68]*[.D$25]" office:value-type="float" office:value="3">
            <text:p>3</text:p>
          </table:table-cell>
          <table:table-cell table:style-name="ce7" table:formula="of:=1+[.$B68]*[.E$25]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number-columns-repeated="13" office:value-type="float" office:value="6">
            <text:p>6</text:p>
          </table:table-cell>
          <table:table-cell/>
          <table:table-cell table:style-name="ce4" table:formula="of:=([.B68]+1)*([.B68]+2)*([.B68]+3)*([.B68]+4)*([.B68]+5)/120" office:value-type="float" office:value="6">
            <text:p>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7" table:formula="of:=1+[.$B69]*[.D$25]" office:value-type="float" office:value="5">
            <text:p>5</text:p>
          </table:table-cell>
          <table:table-cell table:style-name="ce7" table:formula="of:=1+[.$B69]*[.E$25]" office:value-type="float" office:value="7">
            <text:p>7</text:p>
          </table:table-cell>
          <table:table-cell table:style-name="ce7" table:formula="of:=1+[.$B69]*[.F$25]" office:value-type="float" office:value="9">
            <text:p>9</text:p>
          </table:table-cell>
          <table:table-cell table:style-name="ce7" table:formula="of:=1+[.$B69]*[.G$25]" office:value-type="float" office:value="11">
            <text:p>11</text:p>
          </table:table-cell>
          <table:table-cell table:style-name="ce7" table:formula="of:=1+[.$B69]*[.H$25]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7" table:formula="of:=1+[.$B69]*[.J$25]" office:value-type="float" office:value="17">
            <text:p>17</text:p>
          </table:table-cell>
          <table:table-cell table:style-name="ce7" table:formula="of:=1+[.$B69]*[.K$25]" office:value-type="float" office:value="19">
            <text:p>19</text:p>
          </table:table-cell>
          <table:table-cell table:style-name="ce7" table:formula="of:=1+[.$B69]*[.L$25]" office:value-type="float" office:value="21">
            <text:p>21</text:p>
          </table:table-cell>
          <table:table-cell table:number-columns-repeated="8" office:value-type="float" office:value="21">
            <text:p>21</text:p>
          </table:table-cell>
          <table:table-cell/>
          <table:table-cell table:style-name="ce4" table:formula="of:=([.B69]+1)*([.B69]+2)*([.B69]+3)*([.B69]+4)*([.B69]+5)/120" office:value-type="float" office:value="21">
            <text:p>21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7" table:formula="of:=1+[.$B70]*[.E$25]" office:value-type="float" office:value="10">
            <text:p>10</text:p>
          </table:table-cell>
          <table:table-cell table:style-name="ce7" table:formula="of:=1+[.$B70]*[.F$25]" office:value-type="float" office:value="13">
            <text:p>13</text:p>
          </table:table-cell>
          <table:table-cell table:style-name="ce7" table:formula="of:=1+[.$B70]*[.G$25]" office:value-type="float" office:value="16">
            <text:p>16</text:p>
          </table:table-cell>
          <table:table-cell table:style-name="ce7" table:formula="of:=1+[.$B70]*[.H$25]" office:value-type="float" office:value="19">
            <text:p>19</text:p>
          </table:table-cell>
          <table:table-cell table:style-name="ce7" table:formula="of:=1+[.$B70]*[.I$25]" office:value-type="float" office:value="22">
            <text:p>22</text:p>
          </table:table-cell>
          <table:table-cell table:style-name="ce7" table:formula="of:=1+[.$B70]*[.J$25]" office:value-type="float" office:value="25">
            <text:p>25</text:p>
          </table:table-cell>
          <table:table-cell table:style-name="ce7" table:formula="of:=1+[.$B70]*[.K$25]" office:value-type="float" office:value="28">
            <text:p>28</text:p>
          </table:table-cell>
          <table:table-cell table:style-name="ce7" table:formula="of:=1+[.$B70]*[.L$25]" office:value-type="float" office:value="31">
            <text:p>31</text:p>
          </table:table-cell>
          <table:table-cell table:style-name="ce7" table:formula="of:=1+[.$B70]*[.M$25]" office:value-type="float" office:value="34">
            <text:p>34</text:p>
          </table:table-cell>
          <table:table-cell table:style-name="ce7" table:formula="of:=1+[.$B70]*[.N$25]" office:value-type="float" office:value="37">
            <text:p>37</text:p>
          </table:table-cell>
          <table:table-cell table:style-name="ce7" table:formula="of:=1+[.$B70]*[.O$25]" office:value-type="float" office:value="40">
            <text:p>40</text:p>
          </table:table-cell>
          <table:table-cell table:style-name="ce7" table:formula="of:=1+[.$B70]*[.P$25]" office:value-type="float" office:value="43">
            <text:p>43</text:p>
          </table:table-cell>
          <table:table-cell table:style-name="ce7" table:formula="of:=1+[.$B70]*[.Q$25]" office:value-type="float" office:value="46">
            <text:p>46</text:p>
          </table:table-cell>
          <table:table-cell table:style-name="ce7" table:formula="of:=1+[.$B70]*[.R$25]" office:value-type="float" office:value="49">
            <text:p>49</text:p>
          </table:table-cell>
          <table:table-cell table:style-name="ce7" table:formula="of:=1+[.$B70]*[.S$25]" office:value-type="float" office:value="52">
            <text:p>52</text:p>
          </table:table-cell>
          <table:table-cell office:value-type="float" office:value="56">
            <text:p>56</text:p>
          </table:table-cell>
          <table:table-cell/>
          <table:table-cell table:style-name="ce4" table:formula="of:=([.B70]+1)*([.B70]+2)*([.B70]+3)*([.B70]+4)*([.B70]+5)/120" office:value-type="float" office:value="56">
            <text:p>5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9" table:number-columns-repeated="2"/>
          <table:table-cell table:style-name="ce14"/>
          <table:table-cell table:style-name="ce7" table:formula="of:=1+[.$B71]*[.F$25]" office:value-type="float" office:value="17">
            <text:p>17</text:p>
          </table:table-cell>
          <table:table-cell table:style-name="ce7" table:formula="of:=1+[.$B71]*[.G$25]" office:value-type="float" office:value="21">
            <text:p>21</text:p>
          </table:table-cell>
          <table:table-cell table:style-name="ce7" table:formula="of:=1+[.$B71]*[.H$25]" office:value-type="float" office:value="25">
            <text:p>25</text:p>
          </table:table-cell>
          <table:table-cell table:style-name="ce7" table:formula="of:=1+[.$B71]*[.I$25]" office:value-type="float" office:value="29">
            <text:p>29</text:p>
          </table:table-cell>
          <table:table-cell table:style-name="ce7" table:formula="of:=1+[.$B71]*[.J$25]" office:value-type="float" office:value="33">
            <text:p>33</text:p>
          </table:table-cell>
          <table:table-cell table:style-name="ce7" table:formula="of:=1+[.$B71]*[.K$25]" office:value-type="float" office:value="37">
            <text:p>37</text:p>
          </table:table-cell>
          <table:table-cell table:style-name="ce7" table:formula="of:=1+[.$B71]*[.L$25]" office:value-type="float" office:value="41">
            <text:p>41</text:p>
          </table:table-cell>
          <table:table-cell table:style-name="ce7" table:formula="of:=1+[.$B71]*[.M$25]" office:value-type="float" office:value="45">
            <text:p>45</text:p>
          </table:table-cell>
          <table:table-cell table:style-name="ce7" table:formula="of:=1+[.$B71]*[.N$25]" office:value-type="float" office:value="49">
            <text:p>49</text:p>
          </table:table-cell>
          <table:table-cell table:style-name="ce7" table:formula="of:=1+[.$B71]*[.O$25]" office:value-type="float" office:value="53">
            <text:p>53</text:p>
          </table:table-cell>
          <table:table-cell table:style-name="ce7" table:formula="of:=1+[.$B71]*[.P$25]" office:value-type="float" office:value="57">
            <text:p>57</text:p>
          </table:table-cell>
          <table:table-cell table:style-name="ce7" table:formula="of:=1+[.$B71]*[.Q$25]" office:value-type="float" office:value="61">
            <text:p>61</text:p>
          </table:table-cell>
          <table:table-cell table:style-name="ce7" table:formula="of:=1+[.$B71]*[.R$25]" office:value-type="float" office:value="65">
            <text:p>65</text:p>
          </table:table-cell>
          <table:table-cell table:style-name="ce7" table:formula="of:=1+[.$B71]*[.S$25]" office:value-type="float" office:value="69">
            <text:p>69</text:p>
          </table:table-cell>
          <table:table-cell table:style-name="ce7" table:formula="of:=1+[.$B71]*[.T$25]" office:value-type="float" office:value="121">
            <text:p>121</text:p>
          </table:table-cell>
          <table:table-cell/>
          <table:table-cell table:style-name="ce4" table:formula="of:=([.B71]+1)*([.B71]+2)*([.B71]+3)*([.B71]+4)*([.B71]+5)/120" office:value-type="float" office:value="126">
            <text:p>12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7" table:formula="of:=1+[.$B72]*[.G$25]" office:value-type="float" office:value="26">
            <text:p>26</text:p>
          </table:table-cell>
          <table:table-cell table:style-name="ce7" table:formula="of:=1+[.$B72]*[.H$25]" office:value-type="float" office:value="31">
            <text:p>31</text:p>
          </table:table-cell>
          <table:table-cell table:style-name="ce7" table:formula="of:=1+[.$B72]*[.I$25]" office:value-type="float" office:value="36">
            <text:p>36</text:p>
          </table:table-cell>
          <table:table-cell table:style-name="ce7" table:formula="of:=1+[.$B72]*[.J$25]" office:value-type="float" office:value="41">
            <text:p>41</text:p>
          </table:table-cell>
          <table:table-cell table:style-name="ce7" table:formula="of:=1+[.$B72]*[.K$25]" office:value-type="float" office:value="46">
            <text:p>46</text:p>
          </table:table-cell>
          <table:table-cell table:style-name="ce7" table:formula="of:=1+[.$B72]*[.L$25]" office:value-type="float" office:value="51">
            <text:p>51</text:p>
          </table:table-cell>
          <table:table-cell table:style-name="ce7" table:formula="of:=1+[.$B72]*[.M$25]" office:value-type="float" office:value="56">
            <text:p>56</text:p>
          </table:table-cell>
          <table:table-cell table:style-name="ce7" table:formula="of:=1+[.$B72]*[.N$25]" office:value-type="float" office:value="61">
            <text:p>61</text:p>
          </table:table-cell>
          <table:table-cell table:style-name="ce7" table:formula="of:=1+[.$B72]*[.O$25]" office:value-type="float" office:value="66">
            <text:p>66</text:p>
          </table:table-cell>
          <table:table-cell table:style-name="ce7" table:formula="of:=1+[.$B72]*[.P$25]" office:value-type="float" office:value="71">
            <text:p>71</text:p>
          </table:table-cell>
          <table:table-cell table:style-name="ce7" table:formula="of:=1+[.$B72]*[.Q$25]" office:value-type="float" office:value="76">
            <text:p>76</text:p>
          </table:table-cell>
          <table:table-cell table:style-name="ce7" table:formula="of:=1+[.$B72]*[.R$25]" office:value-type="float" office:value="81">
            <text:p>81</text:p>
          </table:table-cell>
          <table:table-cell table:style-name="ce7" table:formula="of:=1+[.$B72]*[.S$25]" office:value-type="float" office:value="86">
            <text:p>86</text:p>
          </table:table-cell>
          <table:table-cell table:style-name="ce7" table:formula="of:=1+[.$B72]*[.T$25]" office:value-type="float" office:value="151">
            <text:p>151</text:p>
          </table:table-cell>
          <table:table-cell/>
          <table:table-cell table:style-name="ce4" table:formula="of:=([.B72]+1)*([.B72]+2)*([.B72]+3)*([.B72]+4)*([.B72]+5)/120" office:value-type="float" office:value="252">
            <text:p>252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7" table:formula="of:=1+[.$B73]*[.H$25]" office:value-type="float" office:value="37">
            <text:p>37</text:p>
          </table:table-cell>
          <table:table-cell table:style-name="ce7" table:formula="of:=1+[.$B73]*[.I$25]" office:value-type="float" office:value="43">
            <text:p>43</text:p>
          </table:table-cell>
          <table:table-cell table:style-name="ce7" table:formula="of:=1+[.$B73]*[.J$25]" office:value-type="float" office:value="49">
            <text:p>49</text:p>
          </table:table-cell>
          <table:table-cell table:style-name="ce7" table:formula="of:=1+[.$B73]*[.K$25]" office:value-type="float" office:value="55">
            <text:p>55</text:p>
          </table:table-cell>
          <table:table-cell table:style-name="ce7" table:formula="of:=1+[.$B73]*[.L$25]" office:value-type="float" office:value="61">
            <text:p>61</text:p>
          </table:table-cell>
          <table:table-cell table:style-name="ce7" table:formula="of:=1+[.$B73]*[.M$25]" office:value-type="float" office:value="67">
            <text:p>67</text:p>
          </table:table-cell>
          <table:table-cell table:style-name="ce7" table:formula="of:=1+[.$B73]*[.N$25]" office:value-type="float" office:value="73">
            <text:p>73</text:p>
          </table:table-cell>
          <table:table-cell table:style-name="ce7" table:formula="of:=1+[.$B73]*[.O$25]" office:value-type="float" office:value="79">
            <text:p>79</text:p>
          </table:table-cell>
          <table:table-cell table:style-name="ce7" table:formula="of:=1+[.$B73]*[.P$25]" office:value-type="float" office:value="85">
            <text:p>85</text:p>
          </table:table-cell>
          <table:table-cell table:style-name="ce7" table:formula="of:=1+[.$B73]*[.Q$25]" office:value-type="float" office:value="91">
            <text:p>91</text:p>
          </table:table-cell>
          <table:table-cell table:style-name="ce7" table:formula="of:=1+[.$B73]*[.R$25]" office:value-type="float" office:value="97">
            <text:p>97</text:p>
          </table:table-cell>
          <table:table-cell table:style-name="ce7" table:formula="of:=1+[.$B73]*[.S$25]" office:value-type="float" office:value="103">
            <text:p>103</text:p>
          </table:table-cell>
          <table:table-cell table:style-name="ce7" table:formula="of:=1+[.$B73]*[.T$25]" office:value-type="float" office:value="181">
            <text:p>181</text:p>
          </table:table-cell>
          <table:table-cell/>
          <table:table-cell table:style-name="ce4" table:formula="of:=([.B73]+1)*([.B73]+2)*([.B73]+3)*([.B73]+4)*([.B73]+5)/120" office:value-type="float" office:value="462">
            <text:p>462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4"/>
          <table:table-cell table:style-name="ce9" table:number-columns-repeated="3"/>
          <table:table-cell table:style-name="ce7" table:formula="of:=1+[.$B74]*[.I$25]" office:value-type="float" office:value="50">
            <text:p>50</text:p>
          </table:table-cell>
          <table:table-cell table:style-name="ce7" table:formula="of:=1+[.$B74]*[.J$25]" office:value-type="float" office:value="57">
            <text:p>57</text:p>
          </table:table-cell>
          <table:table-cell table:style-name="ce7" table:formula="of:=1+[.$B74]*[.K$25]" office:value-type="float" office:value="64">
            <text:p>64</text:p>
          </table:table-cell>
          <table:table-cell table:style-name="ce7" table:formula="of:=1+[.$B74]*[.L$25]" office:value-type="float" office:value="71">
            <text:p>71</text:p>
          </table:table-cell>
          <table:table-cell table:style-name="ce7" table:formula="of:=1+[.$B74]*[.M$25]" office:value-type="float" office:value="78">
            <text:p>78</text:p>
          </table:table-cell>
          <table:table-cell table:style-name="ce7" table:formula="of:=1+[.$B74]*[.N$25]" office:value-type="float" office:value="85">
            <text:p>85</text:p>
          </table:table-cell>
          <table:table-cell table:style-name="ce7" table:formula="of:=1+[.$B74]*[.O$25]" office:value-type="float" office:value="92">
            <text:p>92</text:p>
          </table:table-cell>
          <table:table-cell table:style-name="ce7" table:formula="of:=1+[.$B74]*[.P$25]" office:value-type="float" office:value="99">
            <text:p>99</text:p>
          </table:table-cell>
          <table:table-cell table:style-name="ce7" table:formula="of:=1+[.$B74]*[.Q$25]" office:value-type="float" office:value="106">
            <text:p>106</text:p>
          </table:table-cell>
          <table:table-cell table:style-name="ce7" table:formula="of:=1+[.$B74]*[.R$25]" office:value-type="float" office:value="113">
            <text:p>113</text:p>
          </table:table-cell>
          <table:table-cell table:style-name="ce7" table:formula="of:=1+[.$B74]*[.S$25]" office:value-type="float" office:value="120">
            <text:p>120</text:p>
          </table:table-cell>
          <table:table-cell table:style-name="ce7" table:formula="of:=1+[.$B74]*[.T$25]" office:value-type="float" office:value="211">
            <text:p>211</text:p>
          </table:table-cell>
          <table:table-cell/>
          <table:table-cell table:style-name="ce4" table:formula="of:=([.B74]+1)*([.B74]+2)*([.B74]+3)*([.B74]+4)*([.B74]+5)/120" office:value-type="float" office:value="792">
            <text:p>792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7" table:formula="of:=1+[.$B75]*[.J$25]" office:value-type="float" office:value="65">
            <text:p>65</text:p>
          </table:table-cell>
          <table:table-cell table:style-name="ce7" table:formula="of:=1+[.$B75]*[.K$25]" office:value-type="float" office:value="73">
            <text:p>73</text:p>
          </table:table-cell>
          <table:table-cell table:style-name="ce7" table:formula="of:=1+[.$B75]*[.L$25]" office:value-type="float" office:value="81">
            <text:p>81</text:p>
          </table:table-cell>
          <table:table-cell table:style-name="ce7" table:formula="of:=1+[.$B75]*[.M$25]" office:value-type="float" office:value="89">
            <text:p>89</text:p>
          </table:table-cell>
          <table:table-cell table:style-name="ce7" table:formula="of:=1+[.$B75]*[.N$25]" office:value-type="float" office:value="97">
            <text:p>97</text:p>
          </table:table-cell>
          <table:table-cell table:style-name="ce7" table:formula="of:=1+[.$B75]*[.O$25]" office:value-type="float" office:value="105">
            <text:p>105</text:p>
          </table:table-cell>
          <table:table-cell table:style-name="ce7" table:formula="of:=1+[.$B75]*[.P$25]" office:value-type="float" office:value="113">
            <text:p>113</text:p>
          </table:table-cell>
          <table:table-cell table:style-name="ce7" table:formula="of:=1+[.$B75]*[.Q$25]" office:value-type="float" office:value="121">
            <text:p>121</text:p>
          </table:table-cell>
          <table:table-cell table:style-name="ce7" table:formula="of:=1+[.$B75]*[.R$25]" office:value-type="float" office:value="129">
            <text:p>129</text:p>
          </table:table-cell>
          <table:table-cell table:style-name="ce7" table:formula="of:=1+[.$B75]*[.S$25]" office:value-type="float" office:value="137">
            <text:p>137</text:p>
          </table:table-cell>
          <table:table-cell table:style-name="ce7" table:formula="of:=1+[.$B75]*[.T$25]" office:value-type="float" office:value="241">
            <text:p>241</text:p>
          </table:table-cell>
          <table:table-cell/>
          <table:table-cell table:style-name="ce4" table:formula="of:=([.B75]+1)*([.B75]+2)*([.B75]+3)*([.B75]+4)*([.B75]+5)/120" office:value-type="float" office:value="1287">
            <text:p>1287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4"/>
          <table:table-cell table:style-name="ce9" table:number-columns-repeated="5"/>
          <table:table-cell table:style-name="ce7" table:formula="of:=1+[.$B76]*[.K$25]" office:value-type="float" office:value="82">
            <text:p>82</text:p>
          </table:table-cell>
          <table:table-cell table:style-name="ce7" table:formula="of:=1+[.$B76]*[.L$25]" office:value-type="float" office:value="91">
            <text:p>91</text:p>
          </table:table-cell>
          <table:table-cell table:style-name="ce7" table:formula="of:=1+[.$B76]*[.M$25]" office:value-type="float" office:value="100">
            <text:p>100</text:p>
          </table:table-cell>
          <table:table-cell table:style-name="ce7" table:formula="of:=1+[.$B76]*[.N$25]" office:value-type="float" office:value="109">
            <text:p>109</text:p>
          </table:table-cell>
          <table:table-cell table:style-name="ce7" table:formula="of:=1+[.$B76]*[.O$25]" office:value-type="float" office:value="118">
            <text:p>118</text:p>
          </table:table-cell>
          <table:table-cell table:style-name="ce7" table:formula="of:=1+[.$B76]*[.P$25]" office:value-type="float" office:value="127">
            <text:p>127</text:p>
          </table:table-cell>
          <table:table-cell table:style-name="ce7" table:formula="of:=1+[.$B76]*[.Q$25]" office:value-type="float" office:value="136">
            <text:p>136</text:p>
          </table:table-cell>
          <table:table-cell table:style-name="ce7" table:formula="of:=1+[.$B76]*[.R$25]" office:value-type="float" office:value="145">
            <text:p>145</text:p>
          </table:table-cell>
          <table:table-cell table:style-name="ce7" table:formula="of:=1+[.$B76]*[.S$25]" office:value-type="float" office:value="154">
            <text:p>154</text:p>
          </table:table-cell>
          <table:table-cell table:style-name="ce21" office:value-type="float" office:value="251">
            <text:p>251</text:p>
          </table:table-cell>
          <table:table-cell/>
          <table:table-cell table:style-name="ce4" table:formula="of:=([.B76]+1)*([.B76]+2)*([.B76]+3)*([.B76]+4)*([.B76]+5)/120" office:value-type="float" office:value="2002">
            <text:p>2002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table:number-columns-repeated="9"/>
          <table:table-cell table:style-name="ce7" table:formula="of:=1+[.$B77]*[.L$25]" office:value-type="float" office:value="101">
            <text:p>101</text:p>
          </table:table-cell>
          <table:table-cell table:style-name="ce7" table:formula="of:=1+[.$B77]*[.M$25]" office:value-type="float" office:value="111">
            <text:p>111</text:p>
          </table:table-cell>
          <table:table-cell table:style-name="ce7" table:formula="of:=1+[.$B77]*[.N$25]" office:value-type="float" office:value="121">
            <text:p>121</text:p>
          </table:table-cell>
          <table:table-cell table:style-name="ce7" table:formula="of:=1+[.$B77]*[.O$25]" office:value-type="float" office:value="131">
            <text:p>131</text:p>
          </table:table-cell>
          <table:table-cell table:style-name="ce7" table:formula="of:=1+[.$B77]*[.P$25]" office:value-type="float" office:value="141">
            <text:p>141</text:p>
          </table:table-cell>
          <table:table-cell table:style-name="ce7" table:formula="of:=1+[.$B77]*[.Q$25]" office:value-type="float" office:value="151">
            <text:p>151</text:p>
          </table:table-cell>
          <table:table-cell table:style-name="ce7" table:formula="of:=1+[.$B77]*[.R$25]" office:value-type="float" office:value="161">
            <text:p>161</text:p>
          </table:table-cell>
          <table:table-cell table:style-name="ce7" table:formula="of:=1+[.$B77]*[.S$25]" office:value-type="float" office:value="171">
            <text:p>171</text:p>
          </table:table-cell>
          <table:table-cell table:style-name="ce23"/>
          <table:table-cell/>
          <table:table-cell table:style-name="ce4" table:formula="of:=([.B77]+1)*([.B77]+2)*([.B77]+3)*([.B77]+4)*([.B77]+5)/120" office:value-type="float" office:value="3003">
            <text:p>3003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table:number-columns-repeated="10"/>
          <table:table-cell table:style-name="ce7" table:formula="of:=1+[.$B78]*[.M$25]" office:value-type="float" office:value="122">
            <text:p>122</text:p>
          </table:table-cell>
          <table:table-cell table:style-name="ce7" table:formula="of:=1+[.$B78]*[.N$25]" office:value-type="float" office:value="133">
            <text:p>133</text:p>
          </table:table-cell>
          <table:table-cell table:style-name="ce7" table:formula="of:=1+[.$B78]*[.O$25]" office:value-type="float" office:value="144">
            <text:p>144</text:p>
          </table:table-cell>
          <table:table-cell table:style-name="ce7" table:formula="of:=1+[.$B78]*[.P$25]" office:value-type="float" office:value="155">
            <text:p>155</text:p>
          </table:table-cell>
          <table:table-cell table:style-name="ce7" table:formula="of:=1+[.$B78]*[.Q$25]" office:value-type="float" office:value="166">
            <text:p>166</text:p>
          </table:table-cell>
          <table:table-cell table:style-name="ce7" table:formula="of:=1+[.$B78]*[.R$25]" office:value-type="float" office:value="177">
            <text:p>177</text:p>
          </table:table-cell>
          <table:table-cell table:style-name="ce7" table:formula="of:=1+[.$B78]*[.S$25]" office:value-type="float" office:value="188">
            <text:p>188</text:p>
          </table:table-cell>
          <table:table-cell table:style-name="ce23"/>
          <table:table-cell/>
          <table:table-cell table:style-name="ce4" table:formula="of:=([.B78]+1)*([.B78]+2)*([.B78]+3)*([.B78]+4)*([.B78]+5)/120" office:value-type="float" office:value="4368">
            <text:p>4368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9" table:number-columns-repeated="11"/>
          <table:table-cell table:style-name="ce7" table:formula="of:=1+[.$B79]*[.N$25]" office:value-type="float" office:value="145">
            <text:p>145</text:p>
          </table:table-cell>
          <table:table-cell table:style-name="ce7" table:formula="of:=1+[.$B79]*[.O$25]" office:value-type="float" office:value="157">
            <text:p>157</text:p>
          </table:table-cell>
          <table:table-cell table:style-name="ce7" table:formula="of:=1+[.$B79]*[.P$25]" office:value-type="float" office:value="169">
            <text:p>169</text:p>
          </table:table-cell>
          <table:table-cell table:style-name="ce7" table:formula="of:=1+[.$B79]*[.Q$25]" office:value-type="float" office:value="181">
            <text:p>181</text:p>
          </table:table-cell>
          <table:table-cell table:style-name="ce7" table:formula="of:=1+[.$B79]*[.R$25]" office:value-type="float" office:value="193">
            <text:p>193</text:p>
          </table:table-cell>
          <table:table-cell table:style-name="ce7" table:formula="of:=1+[.$B79]*[.S$25]" office:value-type="float" office:value="205">
            <text:p>205</text:p>
          </table:table-cell>
          <table:table-cell table:style-name="ce23"/>
          <table:table-cell/>
          <table:table-cell table:style-name="ce4" table:formula="of:=([.B79]+1)*([.B79]+2)*([.B79]+3)*([.B79]+4)*([.B79]+5)/120" office:value-type="float" office:value="6188">
            <text:p>6188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9" table:number-columns-repeated="12"/>
          <table:table-cell table:style-name="ce7" table:formula="of:=1+[.$B80]*[.O$25]" office:value-type="float" office:value="170">
            <text:p>170</text:p>
          </table:table-cell>
          <table:table-cell table:style-name="ce7" table:formula="of:=1+[.$B80]*[.P$25]" office:value-type="float" office:value="183">
            <text:p>183</text:p>
          </table:table-cell>
          <table:table-cell table:style-name="ce7" table:formula="of:=1+[.$B80]*[.Q$25]" office:value-type="float" office:value="196">
            <text:p>196</text:p>
          </table:table-cell>
          <table:table-cell table:style-name="ce7" table:formula="of:=1+[.$B80]*[.R$25]" office:value-type="float" office:value="209">
            <text:p>209</text:p>
          </table:table-cell>
          <table:table-cell table:style-name="ce7" table:formula="of:=1+[.$B80]*[.S$25]" office:value-type="float" office:value="222">
            <text:p>222</text:p>
          </table:table-cell>
          <table:table-cell table:style-name="ce23"/>
          <table:table-cell/>
          <table:table-cell table:style-name="ce4" table:formula="of:=([.B80]+1)*([.B80]+2)*([.B80]+3)*([.B80]+4)*([.B80]+5)/120" office:value-type="float" office:value="8568">
            <text:p>8568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9" table:number-columns-repeated="13"/>
          <table:table-cell table:style-name="ce7" table:formula="of:=1+[.$B81]*[.P$25]" office:value-type="float" office:value="197">
            <text:p>197</text:p>
          </table:table-cell>
          <table:table-cell table:style-name="ce7" table:formula="of:=1+[.$B81]*[.Q$25]" office:value-type="float" office:value="211">
            <text:p>211</text:p>
          </table:table-cell>
          <table:table-cell table:style-name="ce7" table:formula="of:=1+[.$B81]*[.R$25]" office:value-type="float" office:value="225">
            <text:p>225</text:p>
          </table:table-cell>
          <table:table-cell table:style-name="ce7" table:formula="of:=1+[.$B81]*[.S$25]" office:value-type="float" office:value="239">
            <text:p>239</text:p>
          </table:table-cell>
          <table:table-cell table:style-name="ce23"/>
          <table:table-cell/>
          <table:table-cell table:style-name="ce4" table:formula="of:=([.B81]+1)*([.B81]+2)*([.B81]+3)*([.B81]+4)*([.B81]+5)/120" office:value-type="float" office:value="11628">
            <text:p>11628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table:number-columns-repeated="14"/>
          <table:table-cell table:style-name="ce7" table:formula="of:=1+[.$B82]*[.Q$25]" office:value-type="float" office:value="226">
            <text:p>226</text:p>
          </table:table-cell>
          <table:table-cell table:style-name="ce7" table:formula="of:=1+[.$B82]*[.R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/>
          <table:table-cell table:style-name="ce4" table:formula="of:=([.B82]+1)*([.B82]+2)*([.B82]+3)*([.B82]+4)*([.B82]+5)/120" office:value-type="float" office:value="15504">
            <text:p>1550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table:number-columns-repeated="14"/>
          <table:table-cell table:style-name="ce7" table:formula="of:=1+[.$B83]*[.Q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 table:style-name="ce19"/>
          <table:table-cell/>
          <table:table-cell table:style-name="ce4" table:formula="of:=([.B83]+1)*([.B83]+2)*([.B83]+3)*([.B83]+4)*([.B83]+5)/120" office:value-type="float" office:value="20349">
            <text:p>20349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float" office:value="17">
            <text:p>17</text:p>
          </table:table-cell>
          <table:table-cell table:style-name="ce9" table:number-columns-repeated="14"/>
          <table:table-cell table:style-name="ce15" office:value-type="float" office:value="251">
            <text:p>251</text:p>
          </table:table-cell>
          <table:table-cell table:style-name="ce19"/>
          <table:table-cell table:style-name="ce23"/>
          <table:table-cell table:style-name="ce19"/>
          <table:table-cell/>
          <table:table-cell table:style-name="ce5" table:formula="of:=([.B84]+1)*([.B84]+2)*([.B84]+3)*([.B84]+4)*([.B84]+5)/120" office:value-type="float" office:value="26334">
            <text:p>26334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25"/>
          <table:table-cell table:number-columns-repeated="1002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 style:data-style-name="N2" text:time-value="0000-00-00T12:06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LibreOffice/4.0.2.2$Linux_X86_64 LibreOffice_project/400m0$Build-2</meta:generator>
    <dc:date>2014-03-23T12:35:43</dc:date>
    <dc:creator>GaspardFEREY </dc:creator>
    <meta:editing-duration>PT4H48M33S</meta:editing-duration>
    <meta:editing-cycles>21</meta:editing-cycles>
    <meta:document-statistic meta:table-count="1" meta:cell-count="853" meta:object-count="0"/>
  </office:meta>
</office:document-meta>
</file>